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SGD</mi>
            <mrow>
              <mo stretchy="false">(</mo>
              <mrow>
                <mi>a</mi>
                <mi mathvariant="normal">:</mi>
                <mi>b</mi>
              </mrow>
              <mo stretchy="false">)</mo>
            </mrow>
            <mi/>
            <mi mathvariant="italic">om</mi>
            <mi/>
            <mrow>
              <mi>a</mi>
              <mo stretchy="false">&gt;</mo>
              <mi>b</mi>
            </mrow>
          </mrow>
        </mtd>
      </mtr>
      <mtr>
        <mtd>
          <mrow>
            <mi/>
            <mo stretchy="false">⇒</mo>
            <mi/>
            <mi>a</mi>
            <mrow>
              <mi/>
              <mo stretchy="false">=</mo>
              <mi/>
            </mrow>
            <mrow>
              <mi>b</mi>
              <mo stretchy="false">⋅</mo>
              <msub>
                <mi>x</mi>
                <mn>1</mn>
              </msub>
            </mrow>
            <mrow>
              <mi/>
              <mo stretchy="false">+</mo>
              <mi/>
            </mrow>
            <msub>
              <mi>r</mi>
              <mn>1</mn>
            </msub>
          </mrow>
        </mtd>
      </mtr>
      <mtr>
        <mtd>
          <mrow>
            <mi/>
            <mo stretchy="false">⇒</mo>
            <mi/>
            <mi>b</mi>
            <mrow>
              <mi/>
              <mo stretchy="false">=</mo>
              <mi/>
            </mrow>
            <mrow>
              <msub>
                <mi>r</mi>
                <mn>1</mn>
              </msub>
              <mo stretchy="false">⋅</mo>
              <msub>
                <mi>x</mi>
                <mn>2</mn>
              </msub>
            </mrow>
            <mrow>
              <mi/>
              <mo stretchy="false">+</mo>
              <mi/>
            </mrow>
            <msub>
              <mi>r</mi>
              <mn>2</mn>
            </msub>
          </mrow>
        </mtd>
      </mtr>
      <mtr>
        <mtd>
          <mrow>
            <mi/>
            <mo stretchy="false">⇒</mo>
            <mi/>
            <msub>
              <mi>r</mi>
              <mn>1</mn>
            </msub>
            <mrow>
              <mi/>
              <mo stretchy="false">=</mo>
              <mi/>
            </mrow>
            <mrow>
              <msub>
                <mi>r</mi>
                <mn>2</mn>
              </msub>
              <mo stretchy="false">⋅</mo>
              <msub>
                <mi>x</mi>
                <mn>3</mn>
              </msub>
            </mrow>
            <mrow>
              <mi/>
              <mo stretchy="false">+</mo>
              <mi/>
            </mrow>
            <msub>
              <mi>r</mi>
              <mn>3</mn>
            </msub>
          </mrow>
        </mtd>
      </mtr>
      <mtr>
        <mtd>
          <mrow>
            <mi/>
            <mo stretchy="false">⇒</mo>
            <mi/>
            <mn>...</mn>
          </mrow>
        </mtd>
      </mtr>
      <mtr>
        <mtd>
          <mrow>
            <mi/>
            <mo stretchy="false">⇒</mo>
            <mi/>
            <msub>
              <mi>r</mi>
              <mi>n</mi>
            </msub>
            <mrow>
              <mi/>
              <mo stretchy="false">=</mo>
              <mi/>
            </mrow>
            <mrow>
              <msub>
                <mi>r</mi>
                <mrow>
                  <mi>n</mi>
                  <mo stretchy="false">+</mo>
                  <mn>1</mn>
                </mrow>
              </msub>
              <mo stretchy="false">⋅</mo>
              <msub>
                <mi>x</mi>
                <mrow>
                  <mi>n</mi>
                  <mo stretchy="false">+</mo>
                  <mn>2</mn>
                </mrow>
              </msub>
            </mrow>
          </mrow>
        </mtd>
      </mtr>
      <mtr>
        <mtd/>
      </mtr>
      <mtr>
        <mtd>
          <mrow>
            <mi mathvariant="italic">svar</mi>
            <mi mathvariant="normal">:</mi>
            <mi/>
            <mi mathvariant="italic">om</mi>
            <mi/>
            <mrow>
              <msub>
                <mi>r</mi>
                <mrow>
                  <mi>n</mi>
                  <mo stretchy="false">+</mo>
                  <mn>1</mn>
                </mrow>
              </msub>
              <mo stretchy="false">&gt;</mo>
              <msub>
                <mi>x</mi>
                <mrow>
                  <mi>n</mi>
                  <mo stretchy="false">+</mo>
                  <mn>2</mn>
                </mrow>
              </msub>
            </mrow>
            <mi/>
            <mo stretchy="false">⇒</mo>
            <mi/>
            <msub>
              <mi>r</mi>
              <mrow>
                <mi>n</mi>
                <mo stretchy="false">+</mo>
                <mn>1</mn>
              </mrow>
            </msub>
          </mrow>
        </mtd>
      </mtr>
    </mtable>
    <annotation encoding="StarMath 5.0">SGD(a:b)~ om `a &gt; b 
newline ~drarrow~ a ~=~ b cdot x_1 `+` r_1
newline ~drarrow~ b ~=~ r_1 cdot x_2 `+` r_2
newline ~drarrow~ r_1 ~=~ r_2 cdot x_3 `+` r_3
newline ~drarrow~ ...
newline ~drarrow~ r_n ~=~ r_{n+1} cdot x_{n+2}
newline newline
svar: ~om `r_{n+1} &gt; x_{n+2} ~drarrow~ r_{n+1}
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